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03e7ac" officeooo:paragraph-rsid="0003e7ac"/>
    </style:style>
    <style:style style:name="P2" style:family="paragraph" style:parent-style-name="Standard">
      <style:text-properties fo:language="es" fo:country="MX" officeooo:rsid="00058260" officeooo:paragraph-rsid="00058260"/>
    </style:style>
    <style:style style:name="P3" style:family="paragraph" style:parent-style-name="Standard">
      <style:text-properties fo:language="es" fo:country="MX" officeooo:rsid="000740ba" officeooo:paragraph-rsid="000740ba"/>
    </style:style>
    <style:style style:name="T1" style:family="text">
      <style:text-properties officeooo:rsid="00058260"/>
    </style:style>
    <style:style style:name="T2" style:family="text">
      <style:text-properties officeooo:rsid="00074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ductor Letra-Braille</text:p>
      <text:p text:style-name="P1"/>
      <text:p text:style-name="P1"/>
      <text:p text:style-name="P1"/>
      <text:p text:style-name="P1">Manual de Uso.</text:p>
      <text:p text:style-name="P1"/>
      <text:p text:style-name="P1">Uso normal.</text:p>
      <text:p text:style-name="P1"/>
      <text:p text:style-name="P1">1. Conectar fuente de poder de 12V a la tarjeta (Se incluyo un conector en la entrega). Este paso se puede no realizar el dispositivo puede seguir funcionando pero en caso de utilizar frases muy largas o que necesiten cambios muy bruscos este puede producir que el dispositivo se apague, esto no dañara el dispositivo ya que tiene protección, pero se tendrá que volver a conectar el dispositivo para que responda.</text:p>
      <text:p text:style-name="P1"/>
      <text:p text:style-name="P1">2. Conectar la entrada USB del dispositivo a la computadora o al celular (No se recomienda conectarlo al celular si no se conecto a la fuente del paso anterior, ya que pedirá mucha energía).</text:p>
      <text:p text:style-name="P1"/>
      <text:p text:style-name="P1">3. En el dispositivo ya sea la computadora o el celular, abrir la aplicación con la que se conectara al Traductor, ya sea <text:span text:style-name="T1">a una aplicación de celular que permita comunicación serial, la aplicación de Arduino IDE, o la interfaz del Traductor Letra-Braille (En desarrollo). En este caso se mostrara la aplicación de Arduino IDE, por lo que se vera la siguiente ventana al abrir el programa.</text:span></text:p>
      <text:p text:style-name="P1"/>
      <text:p text:style-name="P2">4. Seleccionar el puerto al que se conecto el traductor (Este varia segun el dispositivo utilizado), se puede encontrar en la sección Tools o Herramientas &gt; Port o Puerto, seleccionar el puerto del traductor, normalmente es e<text:span text:style-name="T2">l</text:span> único que aparece, en caso de no ser asi se puede desconectar y <text:s/>conectar para ver que puerto fue el que apareció en la misma sección.</text:p>
      <text:p text:style-name="P2"/>
      <text:p text:style-name="P2">5. Abrir el Monitor Serial o Serial Monitor, Esta herramienta se encuentra en la sección Tools o Herramientas &gt; Monitor Serial o Serial Monitor, también se puede abrir usando la combinación de teclas Ctrl+Shift+M.</text:p>
      <text:p text:style-name="P2"/>
      <text:p text:style-name="P3">6. El dispositivo esta listo para usarse, solamente se tiene que escribir lo que se quiere traducir a braille y enviar ya sea con el boton o dando enter, automáticamente se traducirá de letra en letra, en caso de que responda con símbolos raros puede ser ya que se modifico el baudrate o velocidad de comunicación este debe de estar en 9600, se encuentra indicado en la sección inferior derech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23:04:39.141314567</meta:creation-date>
    <dc:date>2021-12-21T23:37:43.127278643</dc:date>
    <meta:editing-duration>PT8M23S</meta:editing-duration>
    <meta:editing-cycles>1</meta:editing-cycles>
    <meta:generator>LibreOffice/7.1.5.2$Linux_X86_64 LibreOffice_project/85f04e9f809797b8199d13c421bd8a2b025d52b5</meta:generator>
    <meta:document-statistic meta:table-count="0" meta:image-count="0" meta:object-count="0" meta:page-count="1" meta:paragraph-count="9" meta:word-count="346" meta:character-count="2008" meta:non-whitespace-character-count="1670"/>
  </office:meta>
</office:document-meta>
</file>